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ACTS 19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DISCIPLES OF JOHN (19:1-7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DISCIPLES OF JOHN (19:1-7)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What he asks them (19:1-2a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How they answer him (19:2b-7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How they answer him (19:2b-7)<text:s text:c="1"/></text:span><text:span text:style-name="a509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confusion (19:2b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clarification (19:3-4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conversions (19:5-7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2-tx-Title-and-Text" presentation:presentation-page-layout-name="Master1-PPL12" draw:id="Slide-259">
        <draw:frame draw:id="id96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DISCIPLES OF JOHN (19:1-7):<text:s text:c="1"/></text:span><text:span text:style-name="a527" text:class-names=""/></text:p>
          </draw:text-box>
          <svg:title/>
          <svg:desc/>
        </draw:frame>
        <draw:frame draw:id="id97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What he asks them (19:1-2a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ow they answer him (19:2b-7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5" draw:style-name="a540" draw:master-page-name="Master1-Layout12-tx-Title-and-Text" presentation:presentation-page-layout-name="Master1-PPL12" draw:id="Slide-260">
        <draw:frame draw:id="id98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ACTS 19<text:s text:c="1"/></text:span><text:span text:style-name="a542" text:class-names=""/></text:p>
          </draw:text-box>
          <svg:title/>
          <svg:desc/>
        </draw:frame>
        <draw:frame draw:id="id99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THE DISCIPLES OF JOHN (19:1-7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DECLARATION OF THE GOSPEL (19:8-10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6" draw:style-name="a555" draw:master-page-name="Master1-Layout12-tx-Title-and-Text" presentation:presentation-page-layout-name="Master1-PPL12" draw:id="Slide-261">
        <draw:frame draw:id="id100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THE DECLARATION OF THE GOSPEL (19:8-10)<text:s text:c="1"/></text:span><text:span text:style-name="a557" text:class-names=""/></text:p>
          </draw:text-box>
          <svg:title/>
          <svg:desc/>
        </draw:frame>
        <draw:frame draw:id="id101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first three months (19:8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final two years (19:9-10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7" draw:style-name="a570" draw:master-page-name="Master1-Layout12-tx-Title-and-Text" presentation:presentation-page-layout-name="Master1-PPL12" draw:id="Slide-262">
        <draw:frame draw:id="id102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ACTS 19<text:s text:c="1"/></text:span><text:span text:style-name="a572" text:class-names=""/></text:p>
          </draw:text-box>
          <svg:title/>
          <svg:desc/>
        </draw:frame>
        <draw:frame draw:id="id103" presentation:style-name="a590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THE DISCIPLES OF JOHN (19:1-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DECLARATION OF THE GOSPEL (19:8-10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DISTRIBUTION OF PRAYER CLOTHS (19:11-12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DIVINATIONS OF SCEVA'S SONS (119:13-17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8" draw:style-name="a591" draw:master-page-name="Master1-Layout12-tx-Title-and-Text" presentation:presentation-page-layout-name="Master1-PPL12" draw:id="Slide-263">
        <draw:frame draw:id="id104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THE DIVINATIONS OF SCEVA'S SONS (119:13-17)<text:s text:c="1"/></text:span><text:span text:style-name="a593" text:class-names=""/></text:p>
          </draw:text-box>
          <svg:title/>
          <svg:desc/>
        </draw:frame>
        <draw:frame draw:id="id105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 presumption (19:13-14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penalty (19:15-17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9" draw:style-name="a606" draw:master-page-name="Master1-Layout12-tx-Title-and-Text" presentation:presentation-page-layout-name="Master1-PPL12" draw:id="Slide-264">
        <draw:frame draw:id="id106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ACTS 19<text:s text:c="1"/></text:span><text:span text:style-name="a608" text:class-names=""/></text:p>
          </draw:text-box>
          <svg:title/>
          <svg:desc/>
        </draw:frame>
        <draw:frame draw:id="id107" presentation:style-name="a629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THE DISCIPLES OF JOHN (19:1-7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DECLARATION OF THE GOSPEL (19:8-10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THE DISTRIBUTION OF PRAYER CLOTHS (19:11-12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THE DIVINATIONS OF SCEVA'S SONS (119:13-17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THE DEDICATION OF NEW CONVERTS (19:18-20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0" draw:style-name="a630" draw:master-page-name="Master1-Layout12-tx-Title-and-Text" presentation:presentation-page-layout-name="Master1-PPL12" draw:id="Slide-265">
        <draw:frame draw:id="id108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THE DEDICATION OF NEW CONVERTS (19:18-20)<text:s text:c="1"/></text:span><text:span text:style-name="a632" text:class-names=""/></text:p>
          </draw:text-box>
          <svg:title/>
          <svg:desc/>
        </draw:frame>
        <draw:frame draw:id="id109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Who they are (19:18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What they do (19:19-20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1" draw:style-name="a645" draw:master-page-name="Master1-Layout13-twoColTx-Title-and-2-Column-Text" presentation:presentation-page-layout-name="Master1-PPL13" draw:id="Slide-266">
        <draw:frame draw:id="id110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ACTS 19<text:s text:c="1"/></text:span><text:span text:style-name="a647" text:class-names=""/></text:p>
          </draw:text-box>
          <svg:title/>
          <svg:desc/>
        </draw:frame>
        <draw:frame draw:id="id111" presentation:style-name="a662" draw:name="Text Placeholder 2" svg:x="1.38021in" svg:y="2in" svg:width="4.61632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THE DISCIPLES OF JOHN (19:1-7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DECLARATION OF THE GOSPEL (19:8-10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HE DISTRIBUTION OF PRAYER CLOTHS (19:11-12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  <draw:frame draw:id="id112" presentation:style-name="a678" draw:name="Text Placeholder 3" svg:x="6.16319in" svg:y="2in" svg:width="4.61632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THE DIVINATIONS OF SCEVA'S SONS (119:13-17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THE DEDICATION OF NEW CONVERTS (19:18-20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THE DECISION OF PAUL (19:21-22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THE DEFENDERS OF ARTEMIS (19:23-41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draw:page draw:name="Slide12" draw:style-name="a679" draw:master-page-name="Master1-Layout1-title-Title-Slide" presentation:presentation-page-layout-name="Master1-PPL1" draw:id="Slide-267">
        <draw:frame draw:id="id113" presentation:style-name="a683" draw:name="Title 1" svg:x="1.38in" svg:y="0.83in" svg:width="10.3in" svg:height="4.42in" presentation:class="title" presentation:placeholder="false">
          <draw:text-box>
            <text:p text:style-name="a682" text:class-names="" text:cond-style-name=""><text:span text:style-name="a680" text:class-names="">THE DEFENDERS OF ARTEMIS (19:23-41):<text:s text:c="1"/></text:span><text:span text:style-name="a681" text:class-names=""/></text:p>
          </draw:text-box>
          <svg:title/>
          <svg:desc/>
        </draw:frame>
        <draw:frame draw:id="id114" presentation:style-name="a688" draw:name="Subtitle 2" svg:x="1.38in" svg:y="5.25in" svg:width="10.3in" svg:height="1.85in" presentation:class="subtitle" presentation:placeholder="false">
          <draw:text-box>
            <text:p text:style-name="a685" text:class-names="" text:cond-style-name=""><text:span text:style-name="a684" text:class-names=""><text:s text:c="1"/>The lecture of Demetrius (19:23-27)<text:s text:c="1"/></text:span></text:p>
            <text:p text:style-name="a687" text:class-names="" text:cond-style-name=""><text:span text:style-name="a686" text:class-names=""/></text:p>
          </draw:text-box>
          <svg:title/>
          <svg:desc/>
        </draw:frame>
      </draw:page>
      <draw:page draw:name="Slide13" draw:style-name="a689" draw:master-page-name="Master1-Layout12-tx-Title-and-Text" presentation:presentation-page-layout-name="Master1-PPL12" draw:id="Slide-268">
        <draw:frame draw:id="id115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The lecture of Demetrius (19:23-27)<text:s text:c="1"/></text:span><text:span text:style-name="a691" text:class-names=""/></text:p>
          </draw:text-box>
          <svg:title/>
          <svg:desc/>
        </draw:frame>
        <draw:frame draw:id="id116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Demetrius the tradesman (19:23-24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Demetrius the troublemaker (19:25-27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4" draw:style-name="a704" draw:master-page-name="Master1-Layout12-tx-Title-and-Text" presentation:presentation-page-layout-name="Master1-PPL12" draw:id="Slide-269">
        <draw:frame draw:id="id117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THE DEFENDERS OF ARTEMIS (19:23-41):<text:s text:c="1"/></text:span><text:span text:style-name="a706" text:class-names=""/></text:p>
          </draw:text-box>
          <svg:title/>
          <svg:desc/>
        </draw:frame>
        <draw:frame draw:id="id118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The lecture of Demetrius (19:23-27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 lunacy of the crowd (19:28-34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5" draw:style-name="a719" draw:master-page-name="Master1-Layout12-tx-Title-and-Text" presentation:presentation-page-layout-name="Master1-PPL12" draw:id="Slide-270">
        <draw:frame draw:id="id119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The lunacy of the crowd (19:28-34):<text:s text:c="1"/></text:span><text:span text:style-name="a721" text:class-names=""/></text:p>
          </draw:text-box>
          <svg:title/>
          <svg:desc/>
        </draw:frame>
        <draw:frame draw:id="id120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The cry of the mob (19:28-31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 confusion of the mob (19:32-34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16" draw:style-name="a734" draw:master-page-name="Master1-Layout12-tx-Title-and-Text" presentation:presentation-page-layout-name="Master1-PPL12" draw:id="Slide-271">
        <draw:frame draw:id="id121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THE DEFENDERS OF ARTEMIS (19:23-41):<text:s text:c="1"/></text:span><text:span text:style-name="a736" text:class-names=""/></text:p>
          </draw:text-box>
          <svg:title/>
          <svg:desc/>
        </draw:frame>
        <draw:frame draw:id="id122" presentation:style-name="a751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The lecture of Demetrius (19:23-27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lunacy of the crowd (19:28-34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logic of the mayor (19:35-41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7" draw:style-name="a752" draw:master-page-name="Master1-Layout12-tx-Title-and-Text" presentation:presentation-page-layout-name="Master1-PPL12" draw:id="Slide-272">
        <draw:frame draw:id="id123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<text:s text:c="1"/>The logic of the mayor (19:35-41):<text:s text:c="1"/></text:span><text:span text:style-name="a754" text:class-names=""/></text:p>
          </draw:text-box>
          <svg:title/>
          <svg:desc/>
        </draw:frame>
        <draw:frame draw:id="id124" presentation:style-name="a772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The divinity of the statue (19:35-36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The honesty of the opponents (19:37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The legality of the matter (19:38-39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(possible) penalty of the uprising (19:40-41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18" draw:style-name="a773" draw:master-page-name="Master1-Layout12-tx-Title-and-Text" presentation:presentation-page-layout-name="Master1-PPL12" draw:id="Slide-273">
        <draw:frame draw:id="id125" presentation:style-name="a777" draw:name="Title 1" svg:x="1.38in" svg:y="0.4in" svg:width="10.6in" svg:height="1.44965in" presentation:class="title" presentation:placeholder="false">
          <draw:text-box>
            <text:p text:style-name="a776" text:class-names="" text:cond-style-name=""><text:span text:style-name="a774" text:class-names="">THE DEFENDERS OF ARTEMIS (19:23-41):<text:s text:c="1"/></text:span><text:span text:style-name="a775" text:class-names=""/></text:p>
          </draw:text-box>
          <svg:title/>
          <svg:desc/>
        </draw:frame>
        <draw:frame draw:id="id126" presentation:style-name="a790" draw:name="Text Placeholder 2" svg:x="1.38in" svg:y="2in" svg:width="9.4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<text:s text:c="1"/>The lecture of Demetrius (19:23-27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The lunacy of the crowd (19:28-34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logic of the mayor (19:35-41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draw:page draw:name="Slide19" draw:style-name="a791" draw:master-page-name="Master1-Layout13-twoColTx-Title-and-2-Column-Text" presentation:presentation-page-layout-name="Master1-PPL13" draw:id="Slide-274">
        <draw:frame draw:id="id127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2" text:class-names="">ACTS 19<text:s text:c="1"/></text:span><text:span text:style-name="a793" text:class-names=""/></text:p>
          </draw:text-box>
          <svg:title/>
          <svg:desc/>
        </draw:frame>
        <draw:frame draw:id="id128" presentation:style-name="a808" draw:name="Text Placeholder 2" svg:x="1.38021in" svg:y="2in" svg:width="4.61632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THE DISCIPLES OF JOHN (19:1-7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THE DECLARATION OF THE GOSPEL (19:8-10)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THE DISTRIBUTION OF PRAYER CLOTHS (19:11-12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  <draw:frame draw:id="id129" presentation:style-name="a824" draw:name="Text Placeholder 3" svg:x="6.16319in" svg:y="2in" svg:width="4.61632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THE DIVINATIONS OF SCEVA'S SONS (119:13-17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THE DEDICATION OF NEW CONVERTS (19:18-20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THE DECISION OF PAUL (19:21-22):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THE DEFENDERS OF ARTEMIS (19:23-41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9 </dc:title>
    <meta:initial-creator>David STRICKLAND</meta:initial-creator>
    <dc:creator>David STRICKLAND</dc:creator>
    <meta:creation-date>2020-02-22T17:29:57Z</meta:creation-date>
    <dc:date>2020-02-22T17:29:58Z</dc:date>
    <meta:template xlink:href="BibleStudy" xlink:type="simple"/>
    <meta:editing-cycles>1</meta:editing-cycles>
    <meta:editing-duration>PT0S</meta:editing-duration>
    <meta:document-statistic meta:paragraph-count="75" meta:word-count="550"/>
  </office:meta>
</office:document-meta>
</file>